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3.55208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to-offender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scene">
      <style:table-properties table:display="true" style:writing-mode="lr-tb"/>
    </style:style>
    <style:style style:name="ta4" style:family="table" style:master-page-name="PageStyle_5f_offenses-by-day-of-week-and-tim">
      <style:table-properties table:display="true" style:writing-mode="lr-tb"/>
    </style:style>
    <style:style style:name="ta5" style:family="table" style:master-page-name="PageStyle_5f_victim-age-gender-and-race">
      <style:table-properties table:display="true" style:writing-mode="lr-tb"/>
    </style:style>
    <style:style style:name="ta6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to-offend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172">
            <text:p>1172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384">
            <text:p>384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Babysittee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399">
            <text:p>39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576">
            <text:p>4576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3341">
            <text:p>3341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729">
            <text:p>4729</text:p>
          </table:table-cell>
        </table:table-row>
      </table:table>
      <table:table table:name="how-suspect-left-scene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How Suspect Left Scen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uto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Truck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Van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cycl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icycle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oot</text:p>
          </table:table-cell>
          <table:table-cell table:style-name="ce21" office:value-type="float" office:value="388">
            <text:p>388</text:p>
          </table:table-cell>
        </table:table-row>
        <table:table-row table:style-name="ro2">
          <table:table-cell table:style-name="ce21" office:value-type="string">
            <text:p>Moped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13">
            <text:p>41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39">
            <text:p>1139</text:p>
          </table:table-cell>
        </table:table-row>
      </table:table>
      <table:table table:name="offenses-by-day-of-week-and-tim" table:style-name="ta4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79">
            <text:p>779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311">
            <text:p>311</text:p>
          </table:table-cell>
        </table:table-row>
      </table:table>
      <table:table table:name="victim-age-gender-and-race" table:style-name="ta5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46">
            <text:p>1846</text:p>
          </table:table-cell>
          <table:table-cell table:style-name="ce21" office:value-type="float" office:value="704">
            <text:p>704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675">
            <text:p>2675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386">
            <text:p>386</text:p>
          </table:table-cell>
        </table:table-row>
      </table:table>
      <table:table table:name="offender-age-gender-and-race" table:style-name="ta6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1087">
            <text:p>1087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44">
            <text:p>1344</text:p>
          </table:table-cell>
          <table:table-cell table:style-name="ce21" office:value-type="float" office:value="1876">
            <text:p>1876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7">
            <text:p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to-offender" style:display-name="PageStyle_relationship-to-offend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-of-week-and-tim" style:display-name="PageStyle_offenses-by-day-of-week-and-tim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